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878" officeooo:paragraph-rsid="00156878"/>
    </style:style>
    <style:style style:name="T1" style:family="text">
      <style:text-properties officeooo:rsid="001568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mailto:daniya.shah@technonies.com" text:style-name="Internet_20_link" text:visited-style-name="Visited_20_Internet_20_Link">daniya.shah@technonies.com</text:a></text:p>
      <text:p text:style-name="Standard"><text:s/><text:span text:style-name="T1">passwd : </text:span>xg=Du*BMP6CV</text:p>
      <text:p text:style-name="P1">webmail.technonies.co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15:59:42.016530363</meta:creation-date>
    <dc:date>2022-08-11T16:02:15.448129337</dc:date>
    <meta:editing-duration>PT2M37S</meta:editing-duration>
    <meta:editing-cycles>1</meta:editing-cycles>
    <meta:document-statistic meta:table-count="0" meta:image-count="0" meta:object-count="0" meta:page-count="1" meta:paragraph-count="3" meta:word-count="5" meta:character-count="70" meta:non-whitespace-character-count="67"/>
    <meta:generator>LibreOffice/6.4.7.2$Linux_X86_64 LibreOffice_project/40$Build-2</meta:generator>
  </office:meta>
</office:document-meta>
</file>